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variant="normal" fo:text-transform="none" fo:color="#000000" style:font-name="DejaVu Sans" fo:font-size="12pt" fo:letter-spacing="normal" fo:font-style="normal" fo:font-weight="normal" officeooo:rsid="000e797f" officeooo:paragraph-rsid="000e797f" style:font-size-asian="12pt" style:font-size-complex="12pt"/>
    </style:style>
    <style:style style:name="P2" style:family="paragraph" style:parent-style-name="Standard">
      <style:text-properties style:font-name="DejaVu Sans" officeooo:rsid="000e797f" officeooo:paragraph-rsid="000e797f"/>
    </style:style>
    <style:style style:name="P3" style:family="paragraph" style:parent-style-name="Standard">
      <style:text-properties style:font-name="DejaVu Sans" officeooo:rsid="000e797f" officeooo:paragraph-rsid="00195a85"/>
    </style:style>
    <style:style style:name="P4" style:family="paragraph" style:parent-style-name="Standard">
      <style:text-properties style:font-name="DejaVu Sans" officeooo:rsid="00146f33" officeooo:paragraph-rsid="00146f33"/>
    </style:style>
    <style:style style:name="P5" style:family="paragraph" style:parent-style-name="Standard">
      <style:text-properties style:font-name="DejaVu Sans" fo:font-size="14pt" officeooo:rsid="000e797f" officeooo:paragraph-rsid="000e797f" style:font-size-asian="14pt" style:font-size-complex="14pt"/>
    </style:style>
    <style:style style:name="P6" style:family="paragraph" style:parent-style-name="Standard">
      <style:text-properties style:font-name="DejaVu Sans" fo:font-size="14pt" officeooo:rsid="0012aef6" officeooo:paragraph-rsid="0012aef6" style:font-size-asian="14pt" style:font-size-complex="14pt"/>
    </style:style>
    <style:style style:name="P7" style:family="paragraph" style:parent-style-name="Standard">
      <style:text-properties style:font-name="DejaVu Sans" officeooo:rsid="00164b87" officeooo:paragraph-rsid="00164b87"/>
    </style:style>
    <style:style style:name="P8" style:family="paragraph" style:parent-style-name="Standard">
      <style:text-properties style:font-name="DejaVu Sans" fo:font-size="16pt" officeooo:rsid="000f1d1b" officeooo:paragraph-rsid="000f1d1b" style:font-size-asian="16pt" style:font-size-complex="16pt"/>
    </style:style>
    <style:style style:name="P9" style:family="paragraph" style:parent-style-name="Standard">
      <style:text-properties style:font-name="DejaVu Sans" officeooo:rsid="001778e0" officeooo:paragraph-rsid="001778e0"/>
    </style:style>
    <style:style style:name="P10" style:family="paragraph" style:parent-style-name="Standard">
      <style:text-properties style:font-name="DejaVu Sans" officeooo:rsid="00195a85" officeooo:paragraph-rsid="00195a85"/>
    </style:style>
    <style:style style:name="T1" style:family="text">
      <style:text-properties officeooo:rsid="00106a38"/>
    </style:style>
    <style:style style:name="T2" style:family="text">
      <style:text-properties officeooo:rsid="00195a85"/>
    </style:style>
    <style:style style:name="T3" style:family="text">
      <style:text-properties officeooo:rsid="001ad8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de Generation:</text:p>
      <text:p text:style-name="P2"/>
      <text:p text:style-name="P5">Industrial Experience.</text:p>
      <text:p text:style-name="P4">An industry-led assessment of Rodin/Event-B, and Tasking Event-B for</text:p>
      <text:p text:style-name="P4">code generation. The feasibility study involved the modelling of controller</text:p>
      <text:p text:style-name="P4">software, and the operating environment, of a simple fan controller. The</text:p>
      <text:p text:style-name="P4">aim of the study was to evaluate the complete Event-B methodology,</text:p>
      <text:p text:style-name="P4">from abstract specification to Java implementation. During the project</text:p>
      <text:p text:style-name="P4">various tool enhancements were completed, and a list of feature requests</text:p>
      <text:p text:style-name="P4">was created by the industrial partner.</text:p>
      <text:p text:style-name="P2"/>
      <text:p text:style-name="P5">Java Improvements.</text:p>
      <text:p text:style-name="P1">The tool has been updated to accommodate changes made to its plug-in dependencies. It has improved translators for generating Java code, including setting up the project with a Java Nature and Java builder. The Java Development Tool-kit (JDT) is required if you wish to make use of these facilities. We have also added automatic flattening of invariants, and events; and we automatically infer typing annotations and parameter directions. Therefore, a developer has to perform fewer steps to generate code from an appropriately constructed model.</text:p>
      <text:p text:style-name="P1"/>
      <text:p text:style-name="P6">Templates.</text:p>
      <text:p text:style-name="P7">we can configure the code generator, for deployment on different target systems. In this paper, we describe how templates can be used to avoid hard-coding ‘boilerplate’ code, and how to merge this with code generated from the formal model. We have developed a lightweight approach, where tags (i.e. tagged mark-up) can be placed in source templates. The template-processors we introduce may be of use to other plug-in developers wishing to merge a ‘source’ text file with some generated output.</text:p>
      <text:p text:style-name="P7"/>
      <text:p text:style-name="P5"><text:span text:style-name="T1">C for Co-simulation with </text:span>FMI.</text:p>
      <text:p text:style-name="P9">FMI is a framework supporting co-simulation of distinct models. Recent work has enabled Event-B formal models, simulated using the ProB tool, to be co-simulated with models in other simulation tools. This means that discrete Event-B models may be co-simulated with continuous models. Existing code generation for Event-B supports generation of embedded controller implementations. This paper presents an adaptation of the existing Event-B code generators for use with FMI interface. Controller code generated from Event-B can be tested against continuous models of the controller environment.</text:p>
      <text:p text:style-name="P9"/>
      <text:p text:style-name="P5">Theories for implementable Sets and Functions.</text:p>
      <text:p text:style-name="P10">Code generation involving Event-B sets and functions has largely been avoided, in our work, until now. We have recently been looking at this issue, and have created Theories for implementable sets and functions, using polymorphic type parameters <text:span text:style-name="T3">to describe implementations involving generic (parametrised) sets and maps</text:span>. <text:s/></text:p>
      <text:p text:style-name="P10"><text:s/>For sets, we introduce operators for typing, and initialisation. We support the usual set operations, and require some new operators to facilitate code generation. A translation to Java is defined in the theory, which makes use of the new operators. This is supported by a Java implementation of a set, which <text:soft-page-break/>is intended to be a refinement of the model. <text:s text:c="2"/></text:p>
      <text:p text:style-name="P3"><text:s/><text:span text:style-name="T2">Functions are similar in that we introduce typing, and initialisation, but with update and lookup operators. The translation to Java is backed by an implementation using a HashMap to store the domain and range values as key value pair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meta:initial-creator>
    <meta:creation-date>2014-03-19T13:21:50.941562344</meta:creation-date>
    <dc:date>2014-03-19T14:14:40.347874680</dc:date>
    <dc:creator>Andy </dc:creator>
    <meta:editing-duration>PT48M51S</meta:editing-duration>
    <meta:editing-cycles>13</meta:editing-cycles>
    <meta:generator>LibreOffice/4.1.3.2$Linux_X86_64 LibreOffice_project/410m0$Build-2</meta:generator>
    <meta:document-statistic meta:table-count="0" meta:image-count="0" meta:object-count="0" meta:page-count="2" meta:paragraph-count="19" meta:word-count="478" meta:character-count="3164" meta:non-whitespace-character-count="2686"/>
  </office:meta>
</office:document-meta>
</file>